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5pt" fo:background-color="#ffff00" style:font-size-asian="15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34" style:family="paragraph" style:parent-style-name="Standard" style:list-style-name="L1">
      <style:text-properties style:font-name="Arial" fo:font-size="16pt" style:font-size-asian="16pt" style:font-size-complex="16pt"/>
    </style:style>
    <style:style style:name="P3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T7" style:family="text">
      <style:text-properties fo:font-weight="normal" fo:background-color="#ffe599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fe2f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03043528816607421" text:style-name="L1">
        <text:list-item>
          <text:p text:style-name="P34"><text:a xlink:type="simple" xlink:href="https://www.chabad.org/library/bible_cdo/aid/16190" text:style-name="Internet_20_link" text:visited-style-name="Visited_20_Internet_20_Link"><text:span text:style-name="T8">https://www.chabad.org/library/bible_cdo/aid/16190</text:span></text:a></text:p>
        </text:list-item>
        <text:list-item>
          <text:p text:style-name="P34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9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7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7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10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8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8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8">s thee</text:span></text:p>
            <text:p text:style-name="P13"><text:span text:style-name="T8">to lift / evil ~ </text:span><text:span text:style-name="T12">A</text:span><text:span text:style-name="T8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3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3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1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8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10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8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7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7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8">'E:i'hen / like to shine / like a lightning / to run</text:span></text:p>
          </table:table-cell>
        </table:table-row>
      </table:table>
      <text:p text:style-name="P4">3. <text:span text:style-name="T7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7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7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8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8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</text:p>
            <text:p text:style-name="P19">עָלָיו מָשָׁל יִשָּׂאוּ וּמְלִיצָה חִידוֹת לוֹ וְיֹאמַר הוֹי הַמַּרְבֶּה </text:p>
            <text:p text:style-name="P19">לֹּא־לוֹ עַד־מָתַי</text:p>
            <text:p text:style-name="P19"><text:s/>וּמַכְבִּיד עָלָיו </text:p>
            <text:p text:style-name="P19">עַבְטִיט</text:p>
          </table:table-cell>
          <table:table-cell table:style-name="表98.B1" office:value-type="string">
            <text:p text:style-name="P20">because not – these / all of them</text:p>
            <text:p text:style-name="P20"/>
            <text:p text:style-name="P20">against it / a simile / to lift</text:p>
            <text:p text:style-name="P20"/>
            <text:p text:style-name="P20">and a sat<text:span text:style-name="T8">ire / a puzzle / towards him</text:span></text:p>
            <text:p text:style-name="P21">and to say / oh! / the to increase</text:p>
            <text:p text:style-name="P21"/>
            <text:p text:style-name="P21">not – towards him / as far as – to extend</text:p>
            <text:p text:style-name="P21">and to be heavy / against him</text:p>
            <text:p text:style-name="P21"/>
            <text:p text:style-name="P21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</text:p>
            <text:p text:style-name="P19">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</text:p>
            <text:p text:style-name="P19">לָמוֹ</text:p>
          </table:table-cell>
          <table:table-cell table:style-name="表99.B1" office:value-type="string">
            <text:p text:style-name="P20">when not/ quickly / to rise</text:p>
            <text:p text:style-name="P20"/>
            <text:p text:style-name="P20">to oppress thee</text:p>
            <text:p text:style-name="P20"/>
            <text:p text:style-name="P20"/>
            <text:p text:style-name="P20">and to awake / to agitate thee</text:p>
            <text:p text:style-name="P20"/>
            <text:p text:style-name="P20"/>
            <text:p text:style-name="P20"/>
            <text:p text:style-name="P20">and to become / in,for plunder</text:p>
            <text:p text:style-name="P20"/>
            <text:p text:style-name="P20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>כִּי אַתָּה שַׁלּוֹתָ גּוֹיִם רַבִּים</text:p>
            <text:p text:style-name="P19"><text:s/>יְשָׁלּוּ</text:p>
            <text:p text:style-name="P19">#</text:p>
            <text:p text:style-name="P19">כָּל־יֶתֶר עַמִּים מִדְּמֵי</text:p>
            <text:p text:style-name="P19"/>
            <text:p text:style-name="P19"><text:s/>אָדָם וַחֲמַס־אֶרֶץ </text:p>
            <text:p text:style-name="P19"/>
            <text:p text:style-name="P19">קִרְיָה וְכָל־יֹשְׁבֵי בָהּ פ</text:p>
          </table:table-cell>
          <table:table-cell table:style-name="表100.B1" office:value-type="string">
            <text:p text:style-name="P20">for / thou / to plunder / many nations</text:p>
            <text:p text:style-name="P20"/>
            <text:p text:style-name="P20"/>
            <text:p text:style-name="P20">and to plunde thee</text:p>
            <text:p text:style-name="P20"/>
            <text:p text:style-name="P20"/>
            <text:p text:style-name="P20"/>
            <text:p text:style-name="P20">all remainder / flocks / out of bloodshed</text:p>
            <text:p text:style-name="P20"/>
            <text:p text:style-name="P20"/>
            <text:p text:style-name="P20">mankind / and violence of the land</text:p>
            <text:p text:style-name="P20"/>
            <text:p text:style-name="P20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>הוֹי בֹּצֵעַ בֶּצַע רָע</text:p>
            <text:p text:style-name="P19"><text:s/>לְבֵיתוֹ לָשׂוּם </text:p>
            <text:p text:style-name="P19"><text:soft-page-break/>בַּמָּרוֹם קִנּוֹ </text:p>
            <text:p text:style-name="P19">לְהִנָּצֵל מִכַּף־רָע</text:p>
          </table:table-cell>
          <table:table-cell table:style-name="表101.B1" office:value-type="string">
            <text:p text:style-name="P20">oh! / to plunder / gain / evil</text:p>
            <text:p text:style-name="P20"/>
            <text:p text:style-name="P20"/>
            <text:p text:style-name="P20">to his house / towards to put</text:p>
            <text:p text:style-name="P20"><text:soft-page-break/>at altitude / his dwelling</text:p>
            <text:p text:style-name="P20"/>
            <text:p text:style-name="P20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>יָעַצְתָּ בֹּשֶׁת לְבֵיתֶ</text:p>
            <text:p text:style-name="P19">**</text:p>
            <text:p text:style-name="P19">קְצוֹת־עַמִּים רַבִּים וְחוֹטֵא נַפְשֶׁ</text:p>
            <text:p text:style-name="P19">**</text:p>
          </table:table-cell>
          <table:table-cell table:style-name="表102.B1" office:value-type="string">
            <text:p text:style-name="P20">to advise / shame / to thy house</text:p>
            <text:p text:style-name="P20"/>
            <text:p text:style-name="P20"/>
            <text:p text:style-name="P20"/>
            <text:p text:style-name="P20">to cut off many tribes</text:p>
            <text:p text:style-name="P20"/>
            <text:p text:style-name="P20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>כִּי־אֶבֶן מִקִּיר </text:p>
            <text:p text:style-name="P19">תִּזְעָק וְכָפִיס מֵעֵץ יַעֲנֶנָּה פ</text:p>
          </table:table-cell>
          <table:table-cell table:style-name="表103.B1" office:value-type="string">
            <text:p text:style-name="P20">for a stone / from a wall</text:p>
            <text:p text:style-name="P20"/>
            <text:p text:style-name="P20">to shriek / and a girder / wood</text:p>
            <text:p text:style-name="P20"/>
            <text:p text:style-name="P20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19">הוֹי בֹּנֶה עִיר בְּדָמִים וְכוֹנֵן קִרְיָה בְּעַוְלָה</text:p>
          </table:table-cell>
          <table:table-cell table:style-name="表104.B1" office:value-type="string">
            <text:p text:style-name="P20">oh! / to build / a city / in bloodshed</text:p>
            <text:p text:style-name="P20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9">הֲלוֹא הִנֵּה מֵאֵת </text:p>
            <text:p text:style-name="P19">יְהוָה צְבָאוֹת </text:p>
            <text:p text:style-name="P19">וְיִיגְעוּ עַמִּים בְּדֵי־אֵשׁ</text:p>
            <text:p text:style-name="P19"><text:s/>וּלְאֻמִּים בְּדֵי־רִיק יִעָפוּ</text:p>
          </table:table-cell>
          <table:table-cell table:style-name="表105.B1" office:value-type="string">
            <text:p text:style-name="P20">who,which not / lo! / from self,even</text:p>
            <text:p text:style-name="P20">jehovah / a mass of people</text:p>
            <text:p text:style-name="P20"/>
            <text:p text:style-name="P20">and to toil / people / in enough fire</text:p>
            <text:p text:style-name="P20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19">כִּי תִּמָּלֵא הָאָרֶץ לָדַעַת אֶת־כְּבוֹד יְהוָה </text:p>
            <text:p text:style-name="P19">כַּמַּיִם יְכַסּוּ עַל־יָם ס</text:p>
          </table:table-cell>
          <table:table-cell table:style-name="表106.B1" office:value-type="string">
            <text:p text:style-name="P20">for / to fill / the earth / in to know</text:p>
            <text:p text:style-name="P20"/>
            <text:p text:style-name="P20">self,even – weight / jehovah</text:p>
            <text:p text:style-name="P20"/>
            <text:p text:style-name="P20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19">הוֹי מַשְׁקֵה רֵעֵהוּ מְסַפֵּחַ חֲמָתְ</text:p>
            <text:p text:style-name="P19">#</text:p>
            <text:p text:style-name="P19">וְאַף שַׁכֵּר </text:p>
            <text:p text:style-name="P19">לְמַעַן הַבִּיט עַל־מְעוֹרֵיהֶם</text:p>
          </table:table-cell>
          <table:table-cell table:style-name="表108.B1" office:value-type="string">
            <text:p text:style-name="P20">oh! / to quaff / their associate</text:p>
            <text:p text:style-name="P20"/>
            <text:p text:style-name="P20">to scrape out / thy bottle</text:p>
            <text:p text:style-name="P20"/>
            <text:p text:style-name="P20"/>
            <text:p text:style-name="P20">and also / to become tipsy</text:p>
            <text:p text:style-name="P20"/>
            <text:p text:style-name="P20">in order that / to scan</text:p>
            <text:p text:style-name="P20"/>
            <text:p text:style-name="P20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19">שָׂבַעְתָּ קָלוֹן מִכָּבוֹד שְׁתֵה גַם־אַתָּה </text:p>
            <text:p text:style-name="P19">וְהֵעָרֵל תִּסּוֹב</text:p>
            <text:p text:style-name="P19"><text:soft-page-break/><text:s/>עָלֶ</text:p>
            <text:p text:style-name="P19">#</text:p>
            <text:p text:style-name="P19">כּוֹס יְמִין</text:p>
            <text:p text:style-name="P19"><text:s/>יְהוָה וְקִיקָלוֹן </text:p>
            <text:p text:style-name="P19">עַל־כְּבוֹדֶ</text:p>
            <text:p text:style-name="P19">#</text:p>
          </table:table-cell>
          <table:table-cell table:style-name="表109.B1" office:value-type="string">
            <text:p text:style-name="P20">to fill / disgrace / out of splendor</text:p>
            <text:p text:style-name="P20"/>
            <text:p text:style-name="P20">to imbibe / also – thou</text:p>
            <text:p text:style-name="P20"/>
            <text:p text:style-name="P20">and to go naked / to revolve</text:p>
            <text:p text:style-name="P20"/>
            <text:p text:style-name="P20"><text:soft-page-break/>above thee</text:p>
            <text:p text:style-name="P20"/>
            <text:p text:style-name="P20"/>
            <text:p text:style-name="P20"/>
            <text:p text:style-name="P20">to hold together / right hand</text:p>
            <text:p text:style-name="P20"/>
            <text:p text:style-name="P20">jehovah / and disgrace</text:p>
            <text:p text:style-name="P20"/>
            <text:p text:style-name="P20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19">כִּי חֲמַס לְבָנוֹן </text:p>
            <text:p text:style-name="P19">יְכַסֶּךָּ וְשֹׁד</text:p>
            <text:p text:style-name="P19"><text:s/>בְּהֵמוֹת יְחִיתַן </text:p>
            <text:p text:style-name="P19">מִדְּמֵי אָדָם וַחֲמַס־אֶרֶץ</text:p>
            <text:p text:style-name="P19"><text:s/>קִרְיָה וְכָל־יֹשְׁבֵי בָהּ ס</text:p>
          </table:table-cell>
          <table:table-cell table:style-name="表110.B1" office:value-type="string">
            <text:p text:style-name="P20">for / violence / Lebanon</text:p>
            <text:p text:style-name="P20"/>
            <text:p text:style-name="P20">to fill up thee / and violence</text:p>
            <text:p text:style-name="P20"/>
            <text:p text:style-name="P20">animal / to break down them</text:p>
            <text:p text:style-name="P20"/>
            <text:p text:style-name="P20">out of blood / men / and violence – land</text:p>
            <text:p text:style-name="P20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19">מָה־הוֹעִיל </text:p>
            <text:p text:style-name="P19">פֶּסֶל כִּי פְסָלוֹ יֹצְרוֹ</text:p>
            <text:p text:style-name="P19"><text:s/>מַסֵּכָה וּמוֹרֶה</text:p>
            <text:p text:style-name="P19"><text:s/>שָּׁקֶר כִּי בָטַח יֹצֵר</text:p>
            <text:p text:style-name="P19"><text:s/>יִצְרוֹ עָלָיו</text:p>
            <text:p text:style-name="P19"><text:s/>לַעֲשׂוֹת</text:p>
            <text:p text:style-name="P19"><text:soft-page-break/><text:s/>אֱלִילִים אִלְּמִים ס</text:p>
          </table:table-cell>
          <table:table-cell table:style-name="表111.B1" office:value-type="string">
            <text:p text:style-name="P20">what ? - to be valuable</text:p>
            <text:p text:style-name="P20"/>
            <text:p text:style-name="P20">idol / for / to carve it / its form</text:p>
            <text:p text:style-name="P20"/>
            <text:p text:style-name="P20">fusion of metal / and to teach</text:p>
            <text:p text:style-name="P20"/>
            <text:p text:style-name="P20">untruth / for / to trust / to mould</text:p>
            <text:p text:style-name="P20"/>
            <text:p text:style-name="P20">to mould it / above it</text:p>
            <text:p text:style-name="P20"/>
            <text:p text:style-name="P20">towards to do,make</text:p>
            <text:p text:style-name="P20"/>
            <text:p text:style-name="P20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2"><text:span text:style-name="T6">@@@</text:span>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  <table:table-cell table:style-name="表112.B1" office:value-type="string">
            <text:p text:style-name="P32">who,which / rich men thereof / to be full of / violence,wrong</text:p>
            <text:p text:style-name="P30">to dwell thereof / to speak,arrange untruth,sham / and their tongues / treachery / 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  <table:table-cell table:style-name="表113.B1" office:value-type="string">
            <text:p text:style-name="P32">and also – I / to make sick;to stroke / </text:p>
            <text:p text:style-name="P32">to strike thee</text:p>
            <text:p text:style-name="P32">to devastate,stupefy</text:p>
            <text:p text:style-name="P30">against their offence</text:p>
          </table:table-cell>
        </table:table-row>
      </table:table>
      <text:p text:style-name="P5"/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ext:soft-page-break/>
        <table:table-row>
          <table:table-cell table:style-name="表114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וְתַסֵּג וְלֹא תַפְלִיט וַאֲשֶׁר</text:p>
            <text:p text:style-name="P19"><text:s/>תְּפַלֵּט לַחֶרֶב אֶתֵּן</text:p>
          </table:table-cell>
          <table:table-cell table:style-name="表114.B1" office:value-type="string">
            <text:p text:style-name="P33">thou / to eat / and not / to fill</text:p>
            <text:p text:style-name="P33">to gape at you</text:p>
            <text:p text:style-name="P33">in your center</text:p>
            <text:p text:style-name="P33">and to retreat / and not / to escape,deliver / and which</text:p>
            <text:p text:style-name="P31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><text:soft-page-break/></text:p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19"/>
          </table:table-cell>
          <table:table-cell table:style-name="表107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<text:soft-page-break/>/------------------------------------------------------------ /TEMPLATE</text:p>
      <text:p text:style-name="Text_20_body"/>
      <text:p text:style-name="P7">--------------------------------------- [STEPS : closing] 20191009_161940</text:p>
      <text:list xml:id="list1629000523019819170" text:style-name="L2">
        <text:list-item>
          <text:p text:style-name="P22">time label ==&gt; paste</text:p>
        </text:list-item>
        <text:list-item>
          <text:p text:style-name="P22">“@@@” ==&gt; move to → at the bottom of the doc area</text:p>
        </text:list-item>
        <text:list-item>
          <text:p text:style-name="P22">DUP : template</text:p>
        </text:list-item>
        <text:list-item>
          <text:p text:style-name="P22">close</text:p>
          <text:list>
            <text:list-item>
              <text:p text:style-name="P22">web pages</text:p>
            </text:list-item>
            <text:list-item>
              <text:p text:style-name="P22">sheet file</text:p>
            </text:list-item>
            <text:list-item>
              <text:p text:style-name="P22">folders (if any)</text:p>
            </text:list-item>
            <text:list-item>
              <text:p text:style-name="P22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10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4T12:00:10.23</dc:date>
    <dc:creator>iwabuchi ken</dc:creator>
    <meta:editing-duration>P3DT15H1M48S</meta:editing-duration>
    <meta:editing-cycles>168</meta:editing-cycles>
    <meta:generator>OpenOffice/4.1.3$Win32 OpenOffice.org_project/413m1$Build-9783</meta:generator>
    <meta:document-statistic meta:table-count="118" meta:image-count="0" meta:object-count="0" meta:page-count="57" meta:paragraph-count="1416" meta:word-count="5508" meta:character-count="32300"/>
  </office:meta>
</office:document-meta>
</file>